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1-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RAM, JUDAH'S FIFTH RULER (21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HORAM, JUDAH'S FIFTH RULER (21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ram's perversions (21:1-7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ram's perversions (21:1-7, 1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slaughter (21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pouse (21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shrines (21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EHORAM, JUDAH'S FIFTH RULER (21:1-2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Jehoram's perversions (21:1-7, 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Jehoram's punishment (21:8-10, 12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Jehoram's punishment (21:8-10, 12-20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Wars with other people (21:8-10, 16-1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Wars with other people (21:8-10, 16-1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nsurrections (21:8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nvasions (21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horam's punishment (21:8-10, 12-2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Wars with other people (21:8-10, 16-1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ords from one prophet (21:12-15, 18-20): Elijah writes Jehoram a letter prophesying the king's destruction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foretold (21:12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fulfilled (21:18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Jehoram's punishment (21:8-10, 12-2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ars with other people (21:8-10, 16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JEHORAM, JUDAH'S FIFTH RULER (21:1-20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Jehoram's perversions (21:1-7, 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Jehoram's punishment (21:8-10, 12-2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2 CHRONICLES 21-2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EHORAM, JUDAH'S FIFTH RULER (21:1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AHAZIAH, JUDAH'S SIXTH RULER (22:1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AHAZIAH, JUDAH'S SIXTH RULER (22:1-9):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Ahaziah's apostasy (22:1-6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Ahaziah's apostasy (22:1-6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evil advice (22:1-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evil alliance (22:4-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AHAZIAH, JUDAH'S SIXTH RULER (22:1-9):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Ahaziah's apostasy (22:1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Ahaziah's assassination (22:7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2 CHRONICLES 21-23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JEHORAM, JUDAH'S FIFTH RULER (21:1-2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AHAZIAH, JUDAH'S SIXTH RULER (22:1-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THALIAH, JUDAH'S SEVENTH RULER (22:10-23:21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ATHALIAH, JUDAH'S SEVENTH RULER (22:10-23:2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elimination of rivals (22:1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escape of Joash (22:11-1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execution of Athaliah (23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execution of Athaliah (23:1-21):<text:s text:c="1"/></text:span><text:span text:style-name="a661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23:1):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lan (23:2-1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roclamation (23:1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urging (23:12-1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act (23: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urification (23:17-2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THALIAH, JUDAH'S SEVENTH RULER (22:10-23:21)<text:s text:c="1"/></text:span><text:span text:style-name="a688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elimination of rivals (22:10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escape of Joash (22:11-1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execution of Athaliah (23:1-21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CHRONICLES 21-23<text:s text:c="1"/></text:span><text:span text:style-name="a706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JEHORAM, JUDAH'S FIFTH RULER (21:1-20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AHAZIAH, JUDAH'S SIXTH RULER (22:1-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THALIAH, JUDAH'S SEVENTH RULER (22:10-23:2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1-23 </dc:title>
    <meta:initial-creator>David STRICKLAND</meta:initial-creator>
    <dc:creator>David STRICKLAND</dc:creator>
    <meta:creation-date>2020-02-24T10:48:30Z</meta:creation-date>
    <dc:date>2020-02-24T10:48:31Z</dc:date>
    <meta:template xlink:href="BibleStudy" xlink:type="simple"/>
    <meta:editing-cycles>1</meta:editing-cycles>
    <meta:editing-duration>PT0S</meta:editing-duration>
    <meta:document-statistic meta:paragraph-count="62" meta:word-count="484"/>
  </office:meta>
</office:document-meta>
</file>